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67cm" fo:min-width="9.42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000000" fo:min-height="5.25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000000" fo:min-height="3.33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00" fo:font-family="Tahoma" style:font-family-generic="swiss" style:font-pitch="variable" fo:font-size="26pt" style:font-size-asian="26pt" style:font-size-complex="26pt"/>
    </style:style>
    <style:style style:name="T1" style:family="text">
      <style:text-properties fo:color="#000000" fo:font-family="Tahoma" style:font-family-generic="swiss" style:font-pitch="variable" fo:font-size="26pt" style:font-size-asian="26pt" style:font-size-complex="2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cm" svg:height="6cm" svg:x="9.59cm" svg:y="11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9.8cm" svg:height="5.5cm" svg:x="9.695cm" svg:y="11.407cm">
            <draw:text-box>
              <text:p text:style-name="P2"><text:span text:style-name="T1">Conditional Event 1</text:span><text:span text:style-name="T1"><text:line-break/></text:span><text:span text:style-name="T1"><text:line-break/></text:span><text:span text:style-name="T1"/></text:p>
            </draw:text-box>
          </draw:frame>
          <draw:line draw:style-name="gr3" draw:text-style-name="P1" draw:layer="layout" svg:x1="14.593cm" svg:y1="11.11cm" svg:x2="14.593cm" svg:y2="9.11cm">
            <text:p/>
          </draw:line>
          <draw:line draw:style-name="gr3" draw:text-style-name="P1" draw:layer="layout" svg:x1="12.593cm" svg:y1="10.11cm" svg:x2="16.593cm" svg:y2="10.11cm">
            <text:p/>
          </draw:line>
        </draw:g>
        <draw:g>
          <draw:custom-shape draw:style-name="gr1" draw:text-style-name="P1" draw:layer="layout" svg:width="10cm" svg:height="6cm" svg:x="26.091cm" svg:y="12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9.8cm" svg:height="3.58cm" svg:x="26.192cm" svg:y="13.209cm">
            <draw:text-box>
              <text:p text:style-name="P2"><text:span text:style-name="T1">Conditional Event 2</text:span></text:p>
            </draw:text-box>
          </draw:frame>
          <draw:line draw:style-name="gr3" draw:text-style-name="P1" draw:layer="layout" svg:x1="31.093cm" svg:y1="12.91cm" svg:x2="31.093cm" svg:y2="10.91cm">
            <text:p/>
          </draw:line>
          <draw:line draw:style-name="gr3" draw:text-style-name="P1" draw:layer="layout" svg:x1="29.093cm" svg:y1="11.91cm" svg:x2="33.093cm" svg:y2="11.91cm">
            <text:p/>
          </draw:line>
        </draw:g>
        <draw:line draw:style-name="gr5" draw:text-style-name="P2" draw:layer="layout" svg:x1="31.093cm" svg:y1="10.11cm" svg:x2="16.593cm" svg:y2="10.11cm">
          <text:p/>
        </draw:line>
        <draw:line draw:style-name="gr5" draw:text-style-name="P2" draw:layer="layout" svg:x1="31.093cm" svg:y1="10.11cm" svg:x2="31.093cm" svg:y2="10.91cm">
          <text:p/>
        </draw:line>
        <draw:g>
          <draw:custom-shape draw:style-name="gr1" draw:text-style-name="P1" draw:layer="layout" svg:width="10cm" svg:height="6cm" svg:x="42.692cm" svg:y="14.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draw:layer="layout" svg:width="9.8cm" svg:height="3.58cm" svg:x="42.792cm" svg:y="15.01cm">
            <draw:text-box>
              <text:p text:style-name="P2"><text:span text:style-name="T1">Conditional Event 3</text:span></text:p>
            </draw:text-box>
          </draw:frame>
          <draw:line draw:style-name="gr3" draw:text-style-name="P1" draw:layer="layout" svg:x1="47.693cm" svg:y1="14.71cm" svg:x2="47.693cm" svg:y2="12.71cm">
            <text:p/>
          </draw:line>
          <draw:line draw:style-name="gr3" draw:text-style-name="P1" draw:layer="layout" svg:x1="45.693cm" svg:y1="13.71cm" svg:x2="49.693cm" svg:y2="13.71cm">
            <text:p/>
          </draw:line>
        </draw:g>
        <draw:line draw:style-name="gr5" draw:text-style-name="P2" draw:layer="layout" svg:x1="47.693cm" svg:y1="11.91cm" svg:x2="47.693cm" svg:y2="4.21cm">
          <text:p/>
        </draw:line>
        <draw:line draw:style-name="gr5" draw:text-style-name="P2" draw:layer="layout" svg:x1="47.693cm" svg:y1="11.91cm" svg:x2="47.693cm" svg:y2="12.71cm">
          <text:p/>
        </draw:line>
        <draw:line draw:style-name="gr6" draw:text-style-name="P2" draw:layer="layout" svg:x1="14.593cm" svg:y1="9.11cm" svg:x2="14.593cm" svg:y2="4.11cm">
          <text:p/>
        </draw:line>
        <draw:line draw:style-name="gr6" draw:text-style-name="P2" draw:layer="layout" svg:x1="31.093cm" svg:y1="30.11cm" svg:x2="31.093cm" svg:y2="18.91cm">
          <text:p/>
        </draw:line>
        <draw:line draw:style-name="gr6" draw:text-style-name="P2" draw:layer="layout" svg:x1="14.593cm" svg:y1="30.11cm" svg:x2="14.593cm" svg:y2="17.11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cm" fo:page-height="3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7-26T21:15:09.04</dc:date>
    <meta:editing-duration>PT1H53M2S</meta:editing-duration>
    <meta:editing-cycles>44</meta:editing-cycles>
    <meta:generator>OpenOffice/4.1.14$Win32 OpenOffice.org_project/4114m1$Build-9811</meta:generator>
    <dc:creator>Vaclav Kolarcik</dc:creator>
    <meta:document-statistic meta:object-count="22"/>
  </office:meta>
</office:document-meta>
</file>